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6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7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8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9" style:family="paragraph" style:parent-style-name="Standard" style:list-style-name="WWNum1">
      <style:text-properties style:font-name="Calibri" fo:font-size="11pt" officeooo:paragraph-rsid="0018a373" style:font-name-asian="Calibri1" style:font-size-asian="11pt" style:font-name-complex="Calibri1" style:font-size-complex="11pt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2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13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14" style:family="paragraph" style:parent-style-name="Standard">
      <style:paragraph-properties fo:margin-left="0.5in" fo:margin-right="0in" fo:hyphenation-ladder-count="no-limit" fo:text-indent="0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15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6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><text:span text:style-name="T1">Title</text:span><text:span text:style-name="T2">: App Scavenger Hunt Extra Hint Selection</text:span></text:p>
      <text:p text:style-name="P3"><text:span text:style-name="T1">Description:</text:span><text:span text:style-name="T2"> <text:s/>Allows the User to receive an alternate Clue Description for the Current Clue, if one exists.</text:span></text:p>
      <text:p text:style-name="P7">Pre-conditions:</text:p>
      <text:list xml:id="list4541198494743754168" text:style-name="WWNum1">
        <text:list-item>
          <text:p text:style-name="P9">The App is open and has focus.</text:p>
        </text:list-item>
        <text:list-item>
          <text:p text:style-name="P10">The App is displaying the Scavenger Hunt Screen.</text:p>
        </text:list-item>
      </text:list>
      <text:p text:style-name="P4"/>
      <text:p text:style-name="P7">Post-conditions:</text:p>
      <text:list xml:id="list2827788769281126833" text:style-name="WWNum4">
        <text:list-item>
          <text:p text:style-name="P16">The App displays the Scavenger Hunt Screen with a new Clue Description for the Current Clue.</text:p>
        </text:list-item>
      </text:list>
      <text:p text:style-name="P1"/>
      <text:p text:style-name="P7">Actors:</text:p>
      <text:list xml:id="list2319092386602700209" text:style-name="WWNum2">
        <text:list-item>
          <text:p text:style-name="P11">User</text:p>
        </text:list-item>
        <text:list-item>
          <text:p text:style-name="P11">App</text:p>
        </text:list-item>
      </text:list>
      <text:p text:style-name="P5"/>
      <text:p text:style-name="P7">Main Success Scenario: <text:s/></text:p>
      <text:list xml:id="list6927930646841795678" text:style-name="WWNum3">
        <text:list-item>
          <text:p text:style-name="P12">User presses the Scavenger Hunt Hint Button.</text:p>
        </text:list-item>
        <text:list-item>
          <text:p text:style-name="P13">App finds the Clue Description for the Current Clue that follows the Clue Description being displayed.</text:p>
        </text:list-item>
        <text:list-item>
          <text:p text:style-name="P12">App displays the Scavenger Hunt Screen with the found Clue Description for the Current Clue.</text:p>
        </text:list-item>
      </text:list>
      <text:p text:style-name="P14"><text:s/></text:p>
      <text:p text:style-name="Standard"><text:span text:style-name="T1">Alternate Flow 1</text:span><text:span text:style-name="T2">:</text:span></text:p>
      <text:p text:style-name="P15">2A. <text:s text:c="2"/>App cannot find the next Clue Description for the Current Clue.</text:p>
      <text:p text:style-name="P15">3A. <text:s text:c="2"/>App displays the Scavenger Hunt Screen with the first Clue Description for the Current Clue.</text:p>
      <text:p text:style-name="P2"/>
      <text:p text:style-name="Standard"><text:span text:style-name="T1">Alternate Flow 2</text:span><text:span text:style-name="T2">:</text:span></text:p>
      <text:p text:style-name="P8"><text:bookmark text:name="__DdeLink__1223_1696924889"/><text:s text:c="7"/>1B. <text:s text:c="2"/>App receives an interrupt signal from the operating system and looses focus.</text:p>
      <text:p text:style-name="P8"><text:s text:c="7"/>2B. <text:s text:c="2"/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8:00</meta:creation-date>
    <dc:language>en-US</dc:language>
    <dc:date>2016-01-27T09:35:14.243000000</dc:date>
    <meta:editing-cycles>17</meta:editing-cycles>
    <meta:editing-duration>PT2H9M50S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21" meta:word-count="170" meta:character-count="1011" meta:non-whitespace-character-count="843"/>
    <meta:template xlink:type="simple" xlink:actuate="onRequest" xlink:title="Normal.dotm" xlink:href=""/>
  </office:meta>
</office:document-meta>
</file>